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62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7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2.299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56cm" fo:min-width="3.62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loext:fill-use-slide-background="false" draw:textarea-horizontal-align="justify" draw:textarea-vertical-align="bottom" draw:auto-grow-height="false" fo:min-height="3.56cm" fo:min-width="3.62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style:font-name="Vazirmatn"/>
    </style:style>
    <style:style style:name="P2" style:family="paragraph">
      <loext:graphic-properties draw:fill-color="#ffffff"/>
      <style:paragraph-properties fo:text-align="center" style:writing-mode="lr-tb"/>
      <style:text-properties style:font-name="Vazirmatn"/>
    </style:style>
    <style:style style:name="P3" style:family="paragraph">
      <loext:graphic-properties draw:fill="none"/>
      <style:paragraph-properties fo:text-align="center"/>
      <style:text-properties style:font-name="Vazirmatn"/>
    </style:style>
    <style:style style:name="P4" style:family="paragraph">
      <loext:graphic-properties draw:fill="none" draw:fill-color="#ffffff"/>
      <style:text-properties style:font-name="Vazirmatn"/>
    </style:style>
    <style:style style:name="P5" style:family="paragraph">
      <style:paragraph-properties fo:text-align="end"/>
      <style:text-properties style:font-name="Vazirmatn"/>
    </style:style>
    <style:style style:name="P6" style:family="paragraph">
      <loext:graphic-properties draw:fill-color="#ffffff"/>
      <style:paragraph-properties fo:text-align="end" style:writing-mode="lr-tb"/>
      <style:text-properties style:font-name="Vazirmatn"/>
    </style:style>
    <style:style style:name="P7" style:family="paragraph">
      <style:paragraph-properties fo:text-align="start"/>
      <style:text-properties style:font-name="Vazirmatn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Vazirmatn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Vazirmat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7.35cm" svg:y="10.81cm">
          <text:p text:style-name="P1"><text:span text:style-name="T1">CP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14cm" svg:y1="12.702cm" svg:x2="14.454cm" svg:y2="12.702cm">
          <text:p/>
        </draw:line>
        <draw:frame draw:style-name="gr3" draw:text-style-name="P4" draw:layer="layout" svg:width="3.258cm" svg:height="1.246cm" svg:x="14.625cm" svg:y="12.051cm">
          <draw:text-box>
            <text:p><text:span text:style-name="T1">Actuators</text:span></text:p>
          </draw:text-box>
        </draw:frame>
        <draw:line draw:style-name="gr2" draw:text-style-name="P3" draw:layer="layout" svg:x1="4.414cm" svg:y1="12.702cm" svg:x2="6.954cm" svg:y2="12.702cm">
          <text:p/>
        </draw:line>
        <draw:frame draw:style-name="gr4" draw:text-style-name="P4" draw:layer="layout" svg:width="2.799cm" svg:height="1.246cm" svg:x="1.525cm" svg:y="12.051cm">
          <draw:text-box>
            <text:p><text:span text:style-name="T1">Sensors</text:span></text:p>
          </draw:text-box>
        </draw:frame>
        <draw:custom-shape draw:style-name="gr5" draw:text-style-name="P6" draw:layer="layout" svg:width="4.127cm" svg:height="3.81cm" svg:x="7.668cm" svg:y="16.875cm">
          <text:p text:style-name="P5"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27cm" svg:height="3.81cm" svg:x="6.415cm" svg:y="17.81cm">
          <text:p text:style-name="P7"><text:span text:style-name="T1">R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659cm" svg:height="2.843cm" svg:x="8.25cm" svg:y="17.762cm">
          <draw:text-box>
            <text:p text:style-name="P9">ES<text:line-break/>and<text:line-break/>R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Vazirmatn" svg:font-family="Vazirmat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35:34.780275040</meta:creation-date>
    <dc:date>2024-09-25T08:55:51.712226452</dc:date>
    <meta:editing-duration>PT53M8S</meta:editing-duration>
    <meta:editing-cycles>5</meta:editing-cycles>
    <meta:generator>LibreOffice/24.8.0.3$Linux_X86_64 LibreOffice_project/480$Build-3</meta:generator>
    <meta:document-statistic meta:object-count="8"/>
  </office:meta>
</office:document-meta>
</file>